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imbus Roman No9 L" fo:font-size="13pt" officeooo:paragraph-rsid="00150992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Nimbus Roman No9 L" fo:font-size="24pt" fo:font-weight="bold" officeooo:paragraph-rsid="00150992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imbus Roman No9 L" fo:font-size="12pt" officeooo:paragraph-rsid="0015099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Nimbus Roman No9 L" fo:font-size="15pt" fo:font-weight="bold" officeooo:paragraph-rsid="00150992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imbus Roman No9 L" fo:font-size="14pt" officeooo:paragraph-rsid="00150992" style:font-size-asian="14pt" style:font-size-complex="14pt"/>
    </style:style>
    <style:style style:name="P6" style:family="paragraph" style:parent-style-name="Standard">
      <style:text-properties officeooo:paragraph-rsid="00150992"/>
    </style:style>
    <style:style style:name="T1" style:family="text">
      <style:text-properties officeooo:rsid="0017867c"/>
    </style:style>
    <style:style style:name="T2" style:family="text">
      <style:text-properties officeooo:rsid="0012df9c"/>
    </style:style>
    <style:style style:name="T3" style:family="text">
      <style:text-properties officeooo:rsid="0018a9ae"/>
    </style:style>
    <style:style style:name="T4" style:family="text">
      <style:text-properties fo:font-size="14pt" officeooo:rsid="0017867c" style:font-size-asian="14pt" style:font-size-complex="14pt"/>
    </style:style>
    <style:style style:name="T5" style:family="text">
      <style:text-properties fo:font-size="13pt" officeooo:rsid="0017867c" style:font-size-asian="13pt" style:font-size-complex="13pt"/>
    </style:style>
    <style:style style:name="T6" style:family="text">
      <style:text-properties fo:font-size="13pt" officeooo:rsid="0012df9c" style:font-size-asian="13pt" style:font-size-complex="13pt"/>
    </style:style>
    <style:style style:name="T7" style:family="text">
      <style:text-properties fo:font-size="13pt" officeooo:rsid="00150992" style:font-size-asian="13pt" style:font-size-complex="13pt"/>
    </style:style>
    <style:style style:name="T8" style:family="text">
      <style:text-properties officeooo:rsid="001509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Kenneth Bob Arrozado </text:span><text:span text:style-name="T3">- </text:span><text:span text:style-name="T8">JOE</text:span><text:span text:style-name="T3">S</text:span></text:p>
      <text:p text:style-name="P6"><text:span text:style-name="T1"/></text:p>
      <text:p text:style-name="P2"><text:span text:style-name="T8">JNHS Online Enrollment</text:span><text:span text:style-name="T1"> System</text:span></text:p>
      <text:p text:style-name="P3"><text:span text:style-name="T1"><text:tab/></text:span></text:p>
      <text:p text:style-name="P4"><text:span text:style-name="T1">Description:</text:span></text:p>
      <text:p text:style-name="P3"><text:span text:style-name="T4"/></text:p>
      <text:p text:style-name="P3"><text:span text:style-name="T4"><text:tab/></text:span><text:span text:style-name="T5">This system is a</text:span><text:span text:style-name="T6">n online </text:span><text:span text:style-name="T7">enrollment system</text:span><text:span text:style-name="T5">. </text:span><text:span text:style-name="T6">Where y</text:span><text:span text:style-name="T5">ou can </text:span><text:span text:style-name="T7">enroll online</text:span><text:span text:style-name="T5">. </text:span><text:span text:style-name="T7">It's an easy way of enrolling yourself in JNHS</text:span><text:span text:style-name="T6">. </text:span><text:span text:style-name="T7">There are also some informations about JNHS(Julita National High School)</text:span><text:span text:style-name="T6">.</text:span></text:p>
      <text:p text:style-name="P3"><text:span text:style-name="T1"/></text:p>
      <text:p text:style-name="P3"><text:span text:style-name="T1"/></text:p>
      <text:p text:style-name="P4"><text:span text:style-name="T1">Features:</text:span></text:p>
      <text:p text:style-name="P5"><text:span text:style-name="T1"/></text:p>
      <text:p text:style-name="P3"><text:span text:style-name="T1"><text:tab/></text:span><text:span text:style-name="T5">- </text:span><text:span text:style-name="T7">Only registered teachers are allowed to create an account</text:span><text:span text:style-name="T5">.</text:span></text:p>
      <text:p text:style-name="P1"><text:span text:style-name="T1"><text:tab/>- You </text:span><text:span text:style-name="T8">can enroll in this site with no hustle of time</text:span><text:span text:style-name="T1">.</text:span></text:p>
      <text:p text:style-name="P1"><text:span text:style-name="T1"><text:tab/>- </text:span><text:span text:style-name="T8">Know your section by finding the equivalent section for your general average</text:span><text:span text:style-name="T1">.</text:span></text:p>
      <text:p text:style-name="P1"><text:span text:style-name="T1"><text:tab/>- </text:span><text:span text:style-name="T8">Know the latest information about this school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4:27:23</meta:creation-date>
    <dc:date>2013-05-21T14:34:22</dc:date>
    <meta:editing-duration>P0D</meta:editing-duration>
    <meta:editing-cycles>1</meta:editing-cycles>
    <meta:document-statistic meta:table-count="0" meta:image-count="0" meta:object-count="0" meta:page-count="1" meta:paragraph-count="10" meta:word-count="85" meta:character-count="517" meta:non-whitespace-character-count="435"/>
    <meta:generator>LibreOffice/3.6$Linux_x86 LibreOffice_project/360m1$Build-2</meta:generator>
  </office:meta>
</office:document-meta>
</file>